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DC483A9486FE48C0.png" manifest:media-type="image/png"/>
  <manifest:file-entry manifest:full-path="Pictures/100002010000078000000438D1F934D02D4BCEE1.png" manifest:media-type="image/png"/>
  <manifest:file-entry manifest:full-path="Pictures/100002010000078000000438968F851F2A5A4E30.png" manifest:media-type="image/png"/>
  <manifest:file-entry manifest:full-path="Pictures/100002010000078000000438D80B38DF5D1A89CF.png" manifest:media-type="image/png"/>
  <manifest:file-entry manifest:full-path="Pictures/100002010000078000000438908816F548FB6A4D.png" manifest:media-type="image/png"/>
  <manifest:file-entry manifest:full-path="Pictures/100002010000078000000438837F1F753173D633.png" manifest:media-type="image/png"/>
  <manifest:file-entry manifest:full-path="Pictures/1000020100000780000004384DE533520B8A74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66cm, 4.283cm, 14.942cm, 6.448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7cm, 0.887cm, 13.972cm, 6.10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7cm, 9.033cm, 6.502cm, 6.7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08cm, 23.31cm, 4.932cm, 6.09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45cm, 20.715cm, 2.039cm, 6.31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6cm, 19.356cm, 4.416cm, 5.97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06cm, 20.578cm, 4.756cm, 6.1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31cm" svg:height="5.841cm" svg:x="1.369cm" svg:y="1.001cm">
          <draw:image xlink:href="Pictures/100002010000078000000438968F851F2A5A4E30.png" xlink:type="simple" xlink:show="embed" xlink:actuate="onLoad">
            <text:p/>
          </draw:image>
        </draw:frame>
        <draw:frame draw:style-name="gr2" draw:text-style-name="P1" draw:layer="layout" svg:width="18.6cm" svg:height="5.334cm" svg:x="1.322cm" svg:y="6.969cm">
          <draw:image xlink:href="Pictures/100002010000078000000438D1F934D02D4BCEE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1" draw:layer="layout" svg:width="18.16cm" svg:height="10.402cm" svg:x="1.508cm" svg:y="1.254cm">
          <draw:image xlink:href="Pictures/100002010000078000000438D80B38DF5D1A89CF.png" xlink:type="simple" xlink:show="embed" xlink:actuate="onLoad">
            <text:p/>
          </draw:image>
        </draw:frame>
        <draw:frame draw:style-name="gr4" draw:text-style-name="P1" draw:layer="layout" svg:width="15.62cm" svg:height="15.868cm" svg:x="4.048cm" svg:y="11.796cm">
          <draw:image xlink:href="Pictures/100002010000078000000438908816F548FB6A4D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5" draw:text-style-name="P1" draw:layer="layout" svg:width="17.398cm" svg:height="18.143cm" svg:x="2.524cm" svg:y="1.127cm">
          <draw:image xlink:href="Pictures/100002010000078000000438837F1F753173D63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6" draw:text-style-name="P1" draw:layer="layout" svg:width="17.525cm" svg:height="15.655cm" svg:x="2.27cm" svg:y="1.254cm">
          <draw:image xlink:href="Pictures/1000020100000780000004384DE533520B8A7422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1" draw:layer="layout" svg:width="18.922cm" svg:height="17.589cm" svg:x="1cm" svg:y="1.127cm">
          <draw:image xlink:href="Pictures/100002010000078000000438DC483A9486FE48C0.png" xlink:type="simple" xlink:show="embed" xlink:actuate="onLoad">
            <text:p text:style-name="P1"><text:s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7:41:50.694428700</meta:creation-date>
    <dc:date>2017-12-10T19:13:19.762576520</dc:date>
    <meta:editing-duration>PT6M2S</meta:editing-duration>
    <meta:editing-cycles>1</meta:editing-cycles>
    <meta:document-statistic meta:object-count="7"/>
    <meta:generator>LibreOffice/5.4.1.2$Linux_X86_64 LibreOffice_project/40m0$Build-2</meta:generator>
  </office:meta>
</office:document-meta>
</file>